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620000061062FD2BF8F986963C.png" manifest:media-type="image/png"/>
  <manifest:file-entry manifest:full-path="Pictures/10000201000000E6000000CB5CDA7AA0CDF190E2.png" manifest:media-type="image/png"/>
  <manifest:file-entry manifest:full-path="Pictures/100002010000009F0000013EE200123E637C00C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adrão">
        <draw:g>
          <draw:frame draw:style-name="gr1" draw:text-style-name="P1" draw:layer="layout" svg:width="8.111cm" svg:height="7.159cm" svg:x="-0.011cm" svg:y="0.041cm">
            <draw:image xlink:href="Pictures/10000201000000E6000000CB5CDA7AA0CDF190E2.png" xlink:type="simple" xlink:show="embed" xlink:actuate="onLoad">
              <text:p/>
            </draw:image>
          </draw:frame>
          <draw:frame draw:style-name="gr1" draw:text-style-name="P1" draw:layer="layout" svg:width="1.968cm" svg:height="3.936cm" svg:x="2.082cm" svg:y="2.9cm">
            <draw:image xlink:href="Pictures/100002010000009F0000013EE200123E637C00C6.png" xlink:type="simple" xlink:show="embed" xlink:actuate="onLoad">
              <text:p/>
            </draw:image>
          </draw:frame>
          <draw:frame draw:style-name="gr1" draw:text-style-name="P1" draw:layer="layout" svg:width="1.502cm" svg:height="4.2cm" svg:x="2.198cm" svg:y="0.2cm">
            <draw:image xlink:href="Pictures/10000201000002620000061062FD2BF8F986963C.png" xlink:type="simple" xlink:show="embed" xlink:actuate="onLoad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.1cm" fo:page-height="7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9T16:38:11.563053318</meta:creation-date>
    <dc:date>2020-05-19T17:58:48.707733851</dc:date>
    <meta:editing-duration>PT30M6S</meta:editing-duration>
    <meta:editing-cycles>1</meta:editing-cycles>
    <meta:document-statistic meta:object-count="4"/>
    <meta:generator>LibreOffice/6.0.7.3$Linux_X86_64 LibreOffice_project/00m0$Build-3</meta:generator>
  </office:meta>
</office:document-meta>
</file>